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D4000000C6A1A65B077C40DE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2.356cm" fo:min-width="9.152cm"/>
    </style:style>
    <style:style style:name="gr4" style:family="graphic" style:parent-style-name="standard">
      <style:graphic-properties draw:stroke="none" draw:fill="none" draw:fill-color="#ffffff" draw:auto-grow-width="true" fo:min-height="0.685cm" fo:min-width="2.54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68cm" fo:min-width="4.7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2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685cm" fo:min-width="2.91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fo:font-size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2.93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667cm" svg:y1="7.477cm" svg:x2="3.667cm" svg:y2="10.398cm">
          <text:p/>
        </draw:line>
        <draw:line draw:style-name="gr2" draw:text-style-name="P2" draw:layer="layout" svg:x1="2.705cm" svg:y1="8.539cm" svg:x2="4.483cm" svg:y2="8.539cm">
          <text:p/>
        </draw:line>
        <draw:line draw:style-name="gr2" draw:text-style-name="P2" draw:layer="layout" svg:x1="3.667cm" svg:y1="10.398cm" svg:x2="4.556cm" svg:y2="11.287cm">
          <text:p/>
        </draw:line>
        <draw:line draw:style-name="gr2" draw:text-style-name="P2" draw:layer="layout" svg:x1="3.667cm" svg:y1="10.398cm" svg:x2="2.778cm" svg:y2="11.287cm">
          <text:p/>
        </draw:line>
        <draw:custom-shape draw:style-name="gr1" draw:text-style-name="P1" draw:layer="layout" svg:width="1.397cm" svg:height="1.397cm" svg:x="2.905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15.224cm" svg:x2="3.54cm" svg:y2="18.145cm">
          <text:p/>
        </draw:line>
        <draw:line draw:style-name="gr2" draw:text-style-name="P2" draw:layer="layout" svg:x1="2.651cm" svg:y1="16.113cm" svg:x2="4.429cm" svg:y2="16.113cm">
          <text:p/>
        </draw:line>
        <draw:line draw:style-name="gr2" draw:text-style-name="P2" draw:layer="layout" svg:x1="3.54cm" svg:y1="18.145cm" svg:x2="4.429cm" svg:y2="19.034cm">
          <text:p/>
        </draw:line>
        <draw:line draw:style-name="gr2" draw:text-style-name="P2" draw:layer="layout" svg:x1="3.54cm" svg:y1="18.145cm" svg:x2="2.651cm" svg:y2="19.034cm">
          <text:p/>
        </draw:line>
        <draw:custom-shape draw:style-name="gr3" draw:text-style-name="P3" draw:layer="layout" svg:width="9.652cm" svg:height="22.606cm" svg:x="5.82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17.337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972cm" svg:y1="9.758cm" svg:x2="17.972cm" svg:y2="12.679cm">
          <text:p/>
        </draw:line>
        <draw:line draw:style-name="gr2" draw:text-style-name="P2" draw:layer="layout" svg:x1="17.01cm" svg:y1="10.82cm" svg:x2="18.788cm" svg:y2="10.82cm">
          <text:p/>
        </draw:line>
        <draw:line draw:style-name="gr2" draw:text-style-name="P2" draw:layer="layout" svg:x1="17.972cm" svg:y1="12.679cm" svg:x2="18.861cm" svg:y2="13.568cm">
          <text:p/>
        </draw:line>
        <draw:line draw:style-name="gr2" draw:text-style-name="P2" draw:layer="layout" svg:x1="17.972cm" svg:y1="12.679cm" svg:x2="17.083cm" svg:y2="13.568cm">
          <text:p/>
        </draw:line>
        <draw:frame draw:style-name="gr4" draw:text-style-name="P5" draw:layer="layout" svg:width="3.044cm" svg:height="0.935cm" svg:x="2.093cm" svg:y="19.597cm">
          <draw:text-box>
            <text:p text:style-name="P4">New User</text:p>
          </draw:text-box>
        </draw:frame>
        <draw:frame draw:style-name="gr4" draw:text-style-name="P5" draw:layer="layout" svg:width="3.224cm" svg:height="0.935cm" svg:x="2.058cm" svg:y="12.13cm">
          <draw:text-box>
            <text:p text:style-name="P4">Existing User</text:p>
          </draw:text-box>
        </draw:frame>
        <draw:frame draw:style-name="gr4" draw:text-style-name="P5" draw:layer="layout" svg:width="3.044cm" svg:height="0.935cm" svg:x="16.794cm" svg:y="14.089cm">
          <draw:text-box>
            <text:p text:style-name="P4">Admin</text:p>
          </draw:text-box>
        </draw:frame>
        <draw:custom-shape draw:style-name="gr5" draw:text-style-name="P3" xml:id="id3" draw:id="id3" draw:layer="layout" svg:width="7.366cm" svg:height="2.286cm" svg:x="7.096cm" svg:y="3.937cm">
          <text:p text:style-name="P6">List I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7.366cm" svg:height="2.286cm" svg:x="7.196cm" svg:y="7.728cm">
          <text:p text:style-name="P6">View I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7.366cm" svg:height="2.286cm" svg:x="7.223cm" svg:y="11.638cm">
          <text:p text:style-name="P6">Make 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7.366cm" svg:height="2.286cm" svg:x="7.223cm" svg:y="15.848cm">
          <text:p text:style-name="P6">Check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366cm" svg:height="2.286cm" svg:x="7.242cm" svg:y="22.863cm">
          <text:p text:style-name="P6">User 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366cm" svg:height="2.286cm" svg:x="7.35cm" svg:y="19.723cm">
          <text:p text:style-name="P6">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0.127cm" svg:height="0.127cm" svg:x="4.81cm" svg:y="15.9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6" xml:id="id8" draw:id="id8" draw:layer="layout" svg:width="0.127cm" svg:height="0.127cm" svg:x="4.81cm" svg:y="8.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6" xml:id="id2" draw:id="id2" draw:layer="layout" svg:width="0.127cm" svg:height="0.127cm" svg:x="16.621cm" svg:y="10.14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7" draw:text-style-name="P2" xml:id="id10" draw:id="id10" draw:layer="layout" svg:x1="4.937cm" svg:y1="8.62cm" svg:x2="7.096cm" svg:y2="5.064cm">
          <text:p/>
        </draw:line>
        <draw:line draw:style-name="gr7" draw:text-style-name="P2" draw:layer="layout" svg:x1="4.937cm" svg:y1="15.986cm" svg:x2="7.35cm" svg:y2="24.114cm">
          <text:p/>
        </draw:line>
        <draw:connector draw:style-name="gr7" draw:text-style-name="P2" xml:id="id9" draw:id="id9" draw:layer="layout" draw:type="line" svg:x1="4.828cm" svg:y1="16.004cm" svg:x2="7.35cm" svg:y2="8.747cm" draw:start-shape="id1" draw:start-glue-point="5" svg:d="M4828 16004l2522-7257" svg:viewBox="0 0 2523 7258">
          <text:p/>
        </draw:connector>
        <draw:connector draw:style-name="gr7" draw:text-style-name="P2" draw:layer="layout" draw:type="line" svg:x1="16.621cm" svg:y1="10.208cm" svg:x2="14.462cm" svg:y2="5.08cm" draw:start-shape="id2" draw:start-glue-point="6" draw:end-shape="id3" draw:end-glue-point="10" svg:d="M16621 10208l-2159-5128" svg:viewBox="0 0 2160 5129">
          <text:p/>
        </draw:connector>
        <draw:connector draw:style-name="gr7" draw:text-style-name="P2" draw:layer="layout" draw:type="line" svg:x1="16.73cm" svg:y1="10.253cm" svg:x2="14.562cm" svg:y2="8.871cm" draw:start-shape="id2" draw:start-glue-point="9" draw:end-shape="id4" draw:end-glue-point="10" svg:d="M16730 10253l-2168-1382" svg:viewBox="0 0 2169 1383">
          <text:p/>
        </draw:connector>
        <draw:connector draw:style-name="gr7" draw:text-style-name="P2" draw:layer="layout" draw:type="line" svg:x1="16.639cm" svg:y1="10.162cm" svg:x2="14.589cm" svg:y2="12.781cm" draw:start-shape="id2" draw:start-glue-point="5" draw:end-shape="id5" draw:end-glue-point="10" svg:d="M16639 10162l-2050 2619" svg:viewBox="0 0 2051 2620">
          <text:p/>
        </draw:connector>
        <draw:connector draw:style-name="gr7" draw:text-style-name="P2" draw:layer="layout" draw:type="line" svg:x1="16.748cm" svg:y1="10.208cm" svg:x2="14.589cm" svg:y2="16.991cm" draw:start-shape="id2" draw:start-glue-point="10" draw:end-shape="id6" draw:end-glue-point="10" svg:d="M16748 10208l-2159 6783" svg:viewBox="0 0 2160 6784">
          <text:p/>
        </draw:connector>
        <draw:connector draw:style-name="gr7" draw:text-style-name="P2" draw:layer="layout" draw:type="line" svg:x1="16.73cm" svg:y1="10.253cm" svg:x2="14.608cm" svg:y2="24.006cm" draw:start-shape="id2" draw:start-glue-point="9" draw:end-shape="id7" draw:end-glue-point="10" svg:d="M16730 10253l-2122 13753" svg:viewBox="0 0 2123 13754">
          <text:p/>
        </draw:connector>
        <draw:frame draw:style-name="gr8" draw:text-style-name="P6" draw:layer="layout" svg:width="1.728cm" svg:height="0.266cm" draw:transform="rotate (1.6020377204056) translate (10.194cm 11.695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8" draw:text-style-name="P6" draw:layer="layout" svg:width="1.985cm" svg:height="0.305cm" draw:transform="rotate (-1.55980075250733) translate (10.634cm 13.898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8" draw:text-style-name="P6" draw:layer="layout" svg:width="1.779cm" svg:height="0.274cm" draw:transform="rotate (-1.55840448910574) translate (10.746cm 18.137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9" draw:text-style-name="P8" draw:layer="layout" svg:width="3.416cm" svg:height="0.935cm" svg:x="10.411cm" svg:y="14.389cm">
          <draw:text-box>
            <text:p text:style-name="P7"><text:span text:style-name="T1">&lt;&lt;include&gt;&gt;</text:span></text:p>
          </draw:text-box>
        </draw:frame>
        <draw:frame draw:style-name="gr9" draw:text-style-name="P8" draw:layer="layout" svg:width="3.416cm" svg:height="0.935cm" svg:x="10.565cm" svg:y="18.519cm">
          <draw:text-box>
            <text:p text:style-name="P7"><text:span text:style-name="T1">&lt;&lt;include&gt;&gt;</text:span></text:p>
          </draw:text-box>
        </draw:frame>
        <draw:frame draw:style-name="gr9" draw:text-style-name="P8" draw:layer="layout" svg:width="3.416cm" svg:height="0.935cm" svg:x="10.325cm" svg:y="10.471cm">
          <draw:text-box>
            <text:p text:style-name="P7"><text:span text:style-name="T1">&lt;&lt;include&gt;&gt;</text:span></text:p>
          </draw:text-box>
        </draw:frame>
        <draw:frame draw:style-name="gr9" draw:text-style-name="P10" draw:layer="layout" svg:width="11.432cm" svg:height="0.954cm" svg:x="5.016cm" svg:y="26.908cm">
          <draw:text-box>
            <text:p text:style-name="P9"><text:span text:style-name="T2">Fig: Use case diagram for direct-buy mode</text:span></text:p>
          </draw:text-box>
        </draw:frame>
        <draw:connector draw:style-name="gr7" draw:text-style-name="P2" draw:layer="layout" draw:type="line" svg:x1="4.919cm" svg:y1="8.729cm" svg:x2="7.35cm" svg:y2="8.747cm" draw:start-shape="id8" draw:start-glue-point="9" draw:end-shape="id9" draw:end-glue-point="3" svg:d="M4919 8729l2431 18" svg:viewBox="0 0 2432 19">
          <text:p/>
        </draw:connector>
        <draw:connector draw:style-name="gr7" draw:text-style-name="P2" draw:layer="layout" draw:type="line" svg:x1="4.919cm" svg:y1="8.729cm" svg:x2="7.223cm" svg:y2="12.781cm" draw:start-shape="id8" draw:start-glue-point="9" draw:end-shape="id5" draw:end-glue-point="6" svg:d="M4919 8729l2304 4052" svg:viewBox="0 0 2305 4053">
          <text:p/>
        </draw:connector>
        <draw:connector draw:style-name="gr7" draw:text-style-name="P2" draw:layer="layout" draw:type="line" svg:x1="6.016cm" svg:y1="5.064cm" svg:x2="6.016cm" svg:y2="5.064cm" draw:start-shape="id10" draw:end-shape="id10" svg:d="M6016 5064z" svg:viewBox="0 0 1 1">
          <text:p/>
        </draw:connector>
        <draw:connector draw:style-name="gr7" draw:text-style-name="P2" draw:layer="layout" draw:type="line" svg:x1="4.828cm" svg:y1="8.729cm" svg:x2="7.35cm" svg:y2="20.866cm" draw:start-shape="id8" draw:start-glue-point="7" draw:end-shape="id11" draw:end-glue-point="6" svg:d="M4828 8729l2522 12137" svg:viewBox="0 0 2523 1213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7:31:47.899725578</meta:creation-date>
    <dc:date>2021-02-18T18:22:34.535993923</dc:date>
    <meta:editing-duration>PT3M36S</meta:editing-duration>
    <meta:editing-cycles>3</meta:editing-cycles>
    <meta:generator>LibreOffice/6.4.6.2$Linux_X86_64 LibreOffice_project/40$Build-2</meta:generator>
    <meta:document-statistic meta:object-count="47"/>
  </office:meta>
</office:document-meta>
</file>